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B09B69AA8C1D0F1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602cm"/>
    </style:style>
    <style:style style:name="Taula1.C" style:family="table-column">
      <style:table-column-properties style:column-width="2.704cm"/>
    </style:style>
    <style:style style:name="Taula1.D" style:family="table-column">
      <style:table-column-properties style:column-width="3.115cm"/>
    </style:style>
    <style:style style:name="Taula1.E" style:family="table-column">
      <style:table-column-properties style:column-width="2.738cm"/>
    </style:style>
    <style:style style:name="Taula1.F" style:family="table-column">
      <style:table-column-properties style:column-width="3.235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2.602cm"/>
    </style:style>
    <style:style style:name="Tabela1.C" style:family="table-column">
      <style:table-column-properties style:column-width="2.704cm"/>
    </style:style>
    <style:style style:name="Tabela1.D" style:family="table-column">
      <style:table-column-properties style:column-width="3.115cm"/>
    </style:style>
    <style:style style:name="Tabela1.E" style:family="table-column">
      <style:table-column-properties style:column-width="2.738cm"/>
    </style:style>
    <style:style style:name="Tabela1.F" style:family="table-column">
      <style:table-column-properties style:column-width="3.235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9c8f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a265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9c8f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a265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9c8f2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a2659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8410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9c8f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a265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paragraph-rsid="0039c8f2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9c8f2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a265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3cd87e" officeooo:paragraph-rsid="003cd87e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LegacySanITCBoo" fo:font-size="10pt" fo:font-weight="bold" officeooo:rsid="000e8713" officeooo:paragraph-rsid="0039c8f2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d2c83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a265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d2c83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a2659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officeooo:rsid="00323906"/>
    </style:style>
    <style:style style:name="T2" style:family="text">
      <style:text-properties style:font-name="LegacySanITCBoo" fo:font-size="10pt" officeooo:rsid="003ebb71"/>
    </style:style>
    <style:style style:name="T3" style:family="text">
      <style:text-properties officeooo:rsid="003a8265"/>
    </style:style>
    <style:style style:name="T4" style:family="text">
      <style:text-properties officeooo:rsid="002cb44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">#foreach($usuari in ${dades.keySet()})</text:text-input></text:p>
      <text:p text:style-name="P9"><text:text-input text:description="">$usuari</text:text-input></text:p>
      <text:p text:style-name="P16">#if( $tipusAgrupament == "DIARI") </text:p>
      <table:table table:name="Taula1" table:style-name="Taula1">
        <table:table-column table:style-name="Taula1.A" table:number-columns-repeated="2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P12">Data</text:p>
          </table:table-cell>
          <table:table-cell table:style-name="Taula1.B1" office:value-type="string">
            <text:p text:style-name="P13">Nombre d’expedients creats</text:p>
          </table:table-cell>
          <table:table-cell table:style-name="Taula1.C1" office:value-type="string">
            <text:p text:style-name="P13">Nombre d’expedients creats actumulat</text:p>
          </table:table-cell>
          <table:table-cell table:style-name="Taula1.D1" office:value-type="string">
            <text:p text:style-name="P13">Nombre d’expedients tancats</text:p>
          </table:table-cell>
          <table:table-cell table:style-name="Taula1.E1" office:value-type="string">
            <text:p text:style-name="P13">Nombre d’expedients tancats acumulat</text:p>
          </table:table-cell>
          <table:table-cell table:style-name="Taula1.F1" office:value-type="string">
            <text:p text:style-name="P19">Nombre de <text:span text:style-name="T4">tasques tramitades</text:span></text:p>
          </table:table-cell>
        </table:table-row>
        <table:table-row table:style-name="Taula1.2">
          <table:table-cell table:style-name="Taula1.A2" office:value-type="string">
            <text:p text:style-name="P3"><text:text-input text:description="">@before-row#foreach($historic in ${dades.get($usuari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3"><text:text-input text:description="">$historic.numExpedientsCreats</text:text-input></text:p>
          </table:table-cell>
          <table:table-cell table:style-name="Taula1.C2" office:value-type="string">
            <text:p text:style-name="P5"><text:text-input text:description="">$historic.numExpedientsCreatsTotal</text:text-input></text:p>
          </table:table-cell>
          <table:table-cell table:style-name="Taula1.D2" office:value-type="string">
            <text:p text:style-name="P7"><text:text-input text:description="">$historic.numExpedientsTancats</text:text-input></text:p>
          </table:table-cell>
          <table:table-cell table:style-name="Taula1.E2" office:value-type="string">
            <text:p text:style-name="P3"><text:text-input text:description="">$historic.numExpedientsTancatsTotal</text:text-input></text:p>
          </table:table-cell>
          <table:table-cell table:style-name="Taula1.F2" office:value-type="string">
            <text:p text:style-name="P17"><text:text-input text:description="">$historic.numTasquesTramitades</text:text-input></text:p>
          </table:table-cell>
        </table:table-row>
      </table:table>
      <text:p text:style-name="P10">#else <text:s/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5">Mes</text:p>
          </table:table-cell>
          <table:table-cell table:style-name="Tabela1.B1" office:value-type="string">
            <text:p text:style-name="P14">Nombre d’expedients creats</text:p>
          </table:table-cell>
          <table:table-cell table:style-name="Tabela1.C1" office:value-type="string">
            <text:p text:style-name="P14">Nombre d’expedients creats actumulat</text:p>
          </table:table-cell>
          <table:table-cell table:style-name="Tabela1.D1" office:value-type="string">
            <text:p text:style-name="P14">Nombre d’expedients tancats</text:p>
          </table:table-cell>
          <table:table-cell table:style-name="Tabela1.E1" office:value-type="string">
            <text:p text:style-name="P14">Nombre d’expedients tancats acumulat</text:p>
          </table:table-cell>
          <table:table-cell table:style-name="Tabela1.F1" office:value-type="string">
            <text:p text:style-name="P19">Nombre de <text:span text:style-name="T4">tasques tramitades</text:span></text:p>
          </table:table-cell>
        </table:table-row>
        <table:table-row table:style-name="Tabela1.2">
          <table:table-cell table:style-name="Tabela1.A2" office:value-type="string">
            <text:p text:style-name="P4"><text:text-input text:description="">@before-row#foreach($historic in ${dades.get($usuari)})</text:text-input><text:span text:style-name="T3"><text:text-input text:description="">$historic.mesNom</text:text-input></text:span><text:text-input text:description="">@after-row#end</text:text-input></text:p>
          </table:table-cell>
          <table:table-cell table:style-name="Tabela1.B2" office:value-type="string">
            <text:p text:style-name="P4"><text:text-input text:description="">$historic.numExpedientsCreats</text:text-input></text:p>
          </table:table-cell>
          <table:table-cell table:style-name="Tabela1.C2" office:value-type="string">
            <text:p text:style-name="P6"><text:text-input text:description="">$historic.numExpedientsCreatsTotal</text:text-input></text:p>
          </table:table-cell>
          <table:table-cell table:style-name="Tabela1.D2" office:value-type="string">
            <text:p text:style-name="P8"><text:text-input text:description="">$historic.numExpedientsTancats</text:text-input></text:p>
          </table:table-cell>
          <table:table-cell table:style-name="Tabela1.E2" office:value-type="string">
            <text:p text:style-name="P4"><text:text-input text:description="">$historic.numExpedientsTancatsTotal</text:text-input></text:p>
          </table:table-cell>
          <table:table-cell table:style-name="Tabela1.F2" office:value-type="string">
            <text:p text:style-name="P17"><text:text-input text:description="">$historic.numTasquesTramitades</text:text-input></text:p>
          </table:table-cell>
        </table:table-row>
      </table:table>
      <text:p text:style-name="P11">#end</text:p>
      <text:p text:style-name="P11"/>
      <text:p text:style-name="P9"><text:text-input text:description="">#end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MT1" style:family="text">
      <style:text-properties style:font-name="LegacySanITCBoo" fo:font-size="10pt" officeooo:rsid="003ebb7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B09B69AA8C1D0F17.png" xlink:type="simple" xlink:show="embed" xlink:actuate="onLoad" loext:mime-type="image/png"/></draw:frame></text:p>
        <text:p text:style-name="MP2">HISTÒRIC D’EXPEDIENTS PER <text:span text:style-name="MT1">USUARIS</text:span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10:21:40.490207551</meta:creation-date>
    <meta:generator>LibreOffice/6.3.4.2$Windows_X86_64 LibreOffice_project/60da17e045e08f1793c57c00ba83cdfce946d0aa</meta:generator>
    <meta:editing-duration>PT2H3M</meta:editing-duration>
    <meta:editing-cycles>40</meta:editing-cycles>
    <dc:date>2021-05-26T17:10:06.249000000</dc:date>
    <meta:document-statistic meta:table-count="2" meta:image-count="1" meta:object-count="0" meta:page-count="1" meta:paragraph-count="33" meta:word-count="113" meta:character-count="1005" meta:non-whitespace-character-count="960"/>
  </office:meta>
</office:document-meta>
</file>